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esecIntegration.initWebapps( File webappsDirecto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riplesecIntegration.getNt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Integration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TriplesecIntegration.getServer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Integration.getChangepw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Integration.setUp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TriplesecIntegration.TriplesecIntegration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iplesecIntegration.accept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Integration.explodeWar( File explodedDirectory , File war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iplesecIntegration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iplesecIntegration.getLda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Integration.getKerberos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Integration.TriplesecInteg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Integration.getConfigResources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Integration.getHtt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Integration.getLdaps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